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Sim" table:style-name="ta1">
        <table:shapes>
          <draw:frame draw:z-index="0" draw:style-name="gr1" draw:text-style-name="P1" svg:width="6.2988in" svg:height="3.5429in" svg:x="2.3346in" svg:y="1.248in">
            <draw:object draw:notify-on-update-of-ranges="OSim.A1:OSim.A1 OSim.A2:OSim.A6 OSim.B1:OSim.B1 OSim.B2:OSim.B6 OSim.C1:OSim.C1 OSim.C2:OSim.C6 OSim.D1:OSim.D1 OSim.D2:OSim.D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Top 5</text:p>
          </table:table-cell>
          <table:table-cell office:value-type="string" calcext:value-type="string">
            <text:p>Top 10</text:p>
          </table:table-cell>
          <table:table-cell office:value-type="string" calcext:value-type="string">
            <text:p>Top 20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water fountains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massage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tattoo art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cience experiments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</table:table-row>
      </table:table>
      <table:table table:name="KSim" table:style-name="ta1">
        <table:shapes>
          <draw:frame draw:z-index="0" draw:style-name="gr1" draw:text-style-name="P1" svg:width="6.2988in" svg:height="3.5429in" svg:x="1.722in" svg:y="1.5142in">
            <draw:object draw:notify-on-update-of-ranges="KSim.A1:KSim.A1 KSim.A2:KSim.A6 KSim.B1:KSim.B1 KSim.B2:KSim.B6 KSim.C1:KSim.C1 KSim.C2:KSim.C6 KSim.D1:KSim.D1 KSim.D2:KSim.D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Top 5</text:p>
          </table:table-cell>
          <table:table-cell office:value-type="string" calcext:value-type="string">
            <text:p>Top 10</text:p>
          </table:table-cell>
          <table:table-cell office:value-type="string" calcext:value-type="string">
            <text:p>Top 20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0.46" calcext:value-type="float">
            <text:p>0.46</text:p>
          </table:table-cell>
          <table:table-cell office:value-type="float" office:value="0.62" calcext:value-type="float">
            <text:p>0.6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water fountains</text:p>
          </table:table-cell>
          <table:table-cell office:value-type="float" office:value="0.44" calcext:value-type="float">
            <text:p>0.44</text:p>
          </table:table-cell>
          <table:table-cell office:value-type="float" office:value="0.46" calcext:value-type="float">
            <text:p>0.4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massage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tattoo art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science experiments</text:p>
          </table:table-cell>
          <table:table-cell office:value-type="float" office:value="0.52" calcext:value-type="float">
            <text:p>0.52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7T14:04:19.497709214</dc:date>
    <meta:generator>LibreOffice/4.2.3.3$Linux_X86_64 LibreOffice_project/420$Build-3</meta:generator>
    <meta:editing-duration>P0D</meta:editing-duration>
    <meta:editing-cycles>1</meta:editing-cycles>
    <meta:document-statistic meta:table-count="2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66cm" svg:y="3.703cm" style:legend-expansion="high" chart:style-name="ch2"/>
        <chart:plot-area chart:style-name="ch3" table:cell-range-address="OSim.A1:OSim.D6" chart:data-source-has-labels="both" svg:x="1.331cm" svg:y="0.675cm" svg:width="12.295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58cm" svg:y="0.676cm" svg:width="11.568cm" svg:height="6.67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OSim.A2:OSim.A6"/>
          </chart:axis>
          <chart:axis chart:dimension="y" chart:name="primary-y" chart:style-name="ch5">
            <chart:title svg:x="0.451cm" svg:y="5.004cm" chart:style-name="ch6">
              <text:p>OSim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OSim.B2:OSim.B6" chart:label-cell-address="OSim.B1:OSim.B1" chart:class="chart:bar">
            <chart:data-point chart:repeated="5"/>
          </chart:series>
          <chart:series chart:style-name="ch10" chart:values-cell-range-address="OSim.C2:OSim.C6" chart:label-cell-address="OSim.C1:OSim.C1" chart:class="chart:bar">
            <chart:data-point chart:repeated="5"/>
          </chart:series>
          <chart:series chart:style-name="ch11" chart:values-cell-range-address="OSim.D2:OSim.D6" chart:label-cell-address="OSim.D1:OSim.D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 5</text:p>
                <draw:g>
                  <svg:desc>OSim.B1:OSim.B1</svg:desc>
                </draw:g>
              </table:table-cell>
              <table:table-cell office:value-type="string">
                <text:p>Top 10</text:p>
                <draw:g>
                  <svg:desc>OSim.C1:OSim.C1</svg:desc>
                </draw:g>
              </table:table-cell>
              <table:table-cell office:value-type="string">
                <text:p>Top 20</text:p>
                <draw:g>
                  <svg:desc>OSim.D1:OSim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zza</text:p>
                <draw:g>
                  <svg:desc>OSim.A2:OSim.A6</svg:desc>
                </draw:g>
              </table:table-cell>
              <table:table-cell office:value-type="float" office:value="0.4">
                <text:p>0.4</text:p>
                <draw:g>
                  <svg:desc>OSim.B2:OSim.B6</svg:desc>
                </draw:g>
              </table:table-cell>
              <table:table-cell office:value-type="float" office:value="0.7">
                <text:p>0.7</text:p>
                <draw:g>
                  <svg:desc>OSim.C2:OSim.C6</svg:desc>
                </draw:g>
              </table:table-cell>
              <table:table-cell office:value-type="float" office:value="0.85">
                <text:p>0.85</text:p>
                <draw:g>
                  <svg:desc>OSim.D2:OSim.D6</svg:desc>
                </draw:g>
              </table:table-cell>
            </table:table-row>
            <table:table-row>
              <table:table-cell office:value-type="string">
                <text:p>water fountains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massage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tattoo art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science experiments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66cm" svg:y="3.703cm" style:legend-expansion="high" chart:style-name="ch2"/>
        <chart:plot-area chart:style-name="ch3" table:cell-range-address="KSim.A1:KSim.D6" chart:data-source-has-labels="both" svg:x="1.331cm" svg:y="0.675cm" svg:width="12.295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58cm" svg:y="0.676cm" svg:width="11.568cm" svg:height="6.67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KSim.A2:KSim.A6"/>
          </chart:axis>
          <chart:axis chart:dimension="y" chart:name="primary-y" chart:style-name="ch5">
            <chart:title svg:x="0.451cm" svg:y="4.991cm" chart:style-name="ch6">
              <text:p>KSim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KSim.B2:KSim.B6" chart:label-cell-address="KSim.B1:KSim.B1" chart:class="chart:bar">
            <chart:data-point chart:repeated="5"/>
          </chart:series>
          <chart:series chart:style-name="ch10" chart:values-cell-range-address="KSim.C2:KSim.C6" chart:label-cell-address="KSim.C1:KSim.C1" chart:class="chart:bar">
            <chart:data-point chart:repeated="5"/>
          </chart:series>
          <chart:series chart:style-name="ch11" chart:values-cell-range-address="KSim.D2:KSim.D6" chart:label-cell-address="KSim.D1:KSim.D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 5</text:p>
                <draw:g>
                  <svg:desc>KSim.B1:KSim.B1</svg:desc>
                </draw:g>
              </table:table-cell>
              <table:table-cell office:value-type="string">
                <text:p>Top 10</text:p>
                <draw:g>
                  <svg:desc>KSim.C1:KSim.C1</svg:desc>
                </draw:g>
              </table:table-cell>
              <table:table-cell office:value-type="string">
                <text:p>Top 20</text:p>
                <draw:g>
                  <svg:desc>KSim.D1:KSim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zza</text:p>
                <draw:g>
                  <svg:desc>KSim.A2:KSim.A6</svg:desc>
                </draw:g>
              </table:table-cell>
              <table:table-cell office:value-type="float" office:value="0.46">
                <text:p>0.46</text:p>
                <draw:g>
                  <svg:desc>KSim.B2:KSim.B6</svg:desc>
                </draw:g>
              </table:table-cell>
              <table:table-cell office:value-type="float" office:value="0.62">
                <text:p>0.62</text:p>
                <draw:g>
                  <svg:desc>KSim.C2:KSim.C6</svg:desc>
                </draw:g>
              </table:table-cell>
              <table:table-cell office:value-type="float" office:value="0.76">
                <text:p>0.76</text:p>
                <draw:g>
                  <svg:desc>KSim.D2:KSim.D6</svg:desc>
                </draw:g>
              </table:table-cell>
            </table:table-row>
            <table:table-row>
              <table:table-cell office:value-type="string">
                <text:p>water fountains</text:p>
              </table:table-cell>
              <table:table-cell office:value-type="float" office:value="0.44">
                <text:p>0.44</text:p>
              </table:table-cell>
              <table:table-cell office:value-type="float" office:value="0.46">
                <text:p>0.4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massage</text:p>
              </table:table-cell>
              <table:table-cell office:value-type="float" office:value="0.67">
                <text:p>0.67</text:p>
              </table:table-cell>
              <table:table-cell office:value-type="float" office:value="0.82">
                <text:p>0.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tattoo art</text:p>
              </table:table-cell>
              <table:table-cell office:value-type="float" office:value="0.67">
                <text:p>0.67</text:p>
              </table:table-cell>
              <table:table-cell office:value-type="float" office:value="0.82">
                <text:p>0.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science experiments</text:p>
              </table:table-cell>
              <table:table-cell office:value-type="float" office:value="0.52">
                <text:p>0.52</text:p>
              </table:table-cell>
              <table:table-cell office:value-type="float" office:value="0.67">
                <text:p>0.67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